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細明體" svg:font-family="細明體, MingLiU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純文字">
      <style:paragraph-properties fo:text-align="center" style:justify-single-word="false"/>
      <style:text-properties style:font-name="Times New Roman" fo:font-size="16pt" style:font-size-asian="16pt" style:font-name-complex="Times New Roman"/>
    </style:style>
    <style:style style:name="P3" style:family="paragraph" style:parent-style-name="純文字">
      <style:paragraph-properties style:line-height-at-least="0.423cm"/>
      <style:text-properties style:font-name="Times New Roman" fo:font-size="14pt" style:font-size-asian="14pt" style:font-name-complex="Times New Roman"/>
    </style:style>
    <style:style style:name="P4" style:family="paragraph" style:parent-style-name="純文字">
      <style:paragraph-properties style:line-height-at-least="0.423cm" fo:text-align="justify" style:justify-single-word="false"/>
      <style:text-properties style:font-name="Times New Roman" fo:font-size="14pt" style:font-size-asian="14pt" style:font-name-complex="Times New Roman"/>
    </style:style>
    <style:style style:name="P5" style:family="paragraph" style:parent-style-name="純文字">
      <style:paragraph-properties fo:margin-left="0.953cm" fo:margin-right="0cm" style:line-height-at-least="0.423cm" fo:text-indent="0cm" style:auto-text-indent="false"/>
    </style:style>
    <style:style style:name="P6" style:family="paragraph" style:parent-style-name="純文字">
      <style:paragraph-properties fo:margin-left="0.953cm" fo:margin-right="0cm" style:line-height-at-least="0.423cm" fo:text-indent="0cm" style:auto-text-indent="false"/>
      <style:text-properties fo:color="#000000" style:font-name="Times New Roman" fo:font-size="12pt" style:font-name-asian="LucidaGrande" style:font-size-asian="12pt" style:font-name-complex="Times New Roman" style:font-size-complex="12pt"/>
    </style:style>
    <style:style style:name="P7" style:family="paragraph" style:parent-style-name="純文字">
      <style:paragraph-properties fo:margin-left="0.953cm" fo:margin-right="0cm" style:line-height-at-least="0.423cm" fo:text-indent="0cm" style:auto-text-indent="false"/>
      <style:text-properties style:font-name="Times New Roman" style:font-name-complex="Times New Roman"/>
    </style:style>
    <style:style style:name="P8" style:family="paragraph" style:parent-style-name="純文字">
      <style:paragraph-properties fo:margin-left="1.27cm" fo:margin-right="0cm" style:line-height-at-least="0.423cm" fo:text-indent="-0.318cm" style:auto-text-indent="false"/>
    </style:style>
    <style:style style:name="P9" style:family="paragraph" style:parent-style-name="純文字">
      <style:paragraph-properties fo:margin-left="1.753cm" fo:margin-right="0cm" style:line-height-at-least="0.423cm" fo:text-indent="0cm" style:auto-text-indent="false"/>
      <style:text-properties style:font-name="Times New Roman" fo:font-size="10pt" style:font-size-asian="10pt" style:font-name-complex="Times New Roman"/>
    </style:style>
    <style:style style:name="P10" style:family="paragraph" style:parent-style-name="純文字">
      <style:paragraph-properties fo:margin-left="1.905cm" fo:margin-right="0cm" style:line-height-at-least="0.423cm" fo:text-indent="-0.953cm" style:auto-text-indent="false">
        <style:tab-stops>
          <style:tab-stop style:position="1.905cm"/>
        </style:tab-stops>
      </style:paragraph-properties>
    </style:style>
    <style:style style:name="P11" style:family="paragraph" style:parent-style-name="純文字">
      <style:paragraph-properties fo:margin-left="1.905cm" fo:margin-right="0cm" style:line-height-at-least="0.423cm" fo:text-indent="0cm" style:auto-text-indent="false">
        <style:tab-stops>
          <style:tab-stop style:position="1.905cm"/>
        </style:tab-stops>
      </style:paragraph-properties>
      <style:text-properties style:font-name="Times New Roman" fo:font-size="10pt" style:font-size-asian="10pt" style:font-name-complex="Times New Roman"/>
    </style:style>
    <style:style style:name="P12" style:family="paragraph" style:parent-style-name="純文字">
      <style:paragraph-properties fo:margin-left="0.953cm" fo:margin-right="0cm" style:line-height-at-least="0.423cm" fo:text-indent="0.741cm" style:auto-text-indent="false"/>
      <style:text-properties style:font-name="Times New Roman" style:font-name-complex="Times New Roman"/>
    </style:style>
    <style:style style:name="P13" style:family="paragraph" style:parent-style-name="純文字">
      <style:paragraph-properties fo:margin-left="0.953cm" fo:margin-right="0cm" style:line-height-at-least="0.423cm" fo:text-indent="0.741cm" style:auto-text-indent="false"/>
      <style:text-properties style:font-name="Times New Roman" fo:font-size="10pt" style:font-size-asian="10pt" style:font-name-complex="Times New Roman"/>
    </style:style>
    <style:style style:name="P14" style:family="paragraph" style:parent-style-name="純文字">
      <style:paragraph-properties fo:margin-left="0.847cm" fo:margin-right="0cm" style:line-height-at-least="0.423cm" fo:text-indent="0cm" style:auto-text-indent="false"/>
      <style:text-properties style:font-name="Times New Roman" style:font-name-complex="Times New Roman"/>
    </style:style>
    <style:style style:name="P15" style:family="paragraph" style:parent-style-name="純文字">
      <style:paragraph-properties fo:margin-left="1.799cm" fo:margin-right="0cm" style:line-height-at-least="0.423cm" fo:text-indent="0cm" style:auto-text-indent="false"/>
    </style:style>
    <style:style style:name="P16" style:family="paragraph" style:parent-style-name="純文字">
      <style:paragraph-properties fo:margin-left="1.799cm" fo:margin-right="0cm" style:line-height-at-least="0.423cm" fo:text-indent="0cm" style:auto-text-indent="false"/>
      <style:text-properties style:font-name="Times New Roman" style:font-name-complex="Times New Roman"/>
    </style:style>
    <style:style style:name="P17" style:family="paragraph" style:parent-style-name="純文字" style:master-page-name="Standard">
      <style:paragraph-properties style:page-number="auto"/>
    </style:style>
    <style:style style:name="P18" style:family="paragraph" style:parent-style-name="純文字">
      <style:paragraph-properties style:line-height-at-least="0.423cm"/>
    </style:style>
    <style:style style:name="P19" style:family="paragraph" style:parent-style-name="純文字">
      <style:paragraph-properties style:line-height-at-least="0.423cm" fo:text-align="justify" style:justify-single-word="false"/>
      <style:text-properties style:font-name="Times New Roman" fo:font-size="14pt" style:font-size-asian="14pt" style:font-name-complex="Times New Roman"/>
    </style:style>
    <style:style style:name="P20" style:family="paragraph" style:parent-style-name="純文字">
      <style:paragraph-properties fo:margin-left="0.953cm" fo:margin-right="0cm" style:line-height-at-least="0.423cm" fo:text-indent="0cm" style:auto-text-indent="false"/>
    </style:style>
    <style:style style:name="P21" style:family="paragraph" style:parent-style-name="純文字">
      <style:paragraph-properties fo:margin-left="0cm" fo:margin-right="0cm" style:line-height-at-least="0.423cm" fo:text-indent="0cm" style:auto-text-indent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size-complex="12pt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size="12pt" style:text-underline-style="none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style:font-name="Times New Roman" fo:font-size="10pt" style:font-size-asian="10pt" style:font-name-complex="Times New Roman" style:font-size-complex="10pt"/>
    </style:style>
    <style:style style:name="T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style:letter-kerning="true" style:font-name-complex="Times New Roman"/>
    </style:style>
    <style:style style:name="T10" style:family="text">
      <style:text-properties style:font-name="Times New Roman" style:letter-kerning="true" style:font-name-complex="Times New Roman" style:font-size-complex="12pt"/>
    </style:style>
    <style:style style:name="T11" style:family="text">
      <style:text-properties style:font-name="Times New Roman" fo:font-size="14pt" style:font-size-asian="14pt" style:font-name-complex="Times New Roman"/>
    </style:style>
    <style:style style:name="T12" style:family="text">
      <style:text-properties style:font-name="Times New Roman" fo:font-size="14pt" fo:font-style="italic" style:font-size-asian="14pt" style:font-style-asian="italic" style:font-name-complex="Times New Roman" style:font-style-complex="italic"/>
    </style:style>
    <style:style style:name="T13" style:family="text">
      <style:text-properties style:font-name="Times New Roman" fo:font-size="14pt" fo:font-style="normal" style:font-size-asian="14pt" style:font-style-asian="normal" style:font-name-complex="Times New Roman" style:font-style-complex="normal"/>
    </style:style>
    <style:style style:name="T14" style:family="text">
      <style:text-properties style:font-name="Times New Roman" fo:font-size="14pt" fo:font-style="normal" style:text-underline-style="none" style:font-size-asian="14pt" style:font-style-asian="normal" style:font-name-complex="Times New Roman" style:font-style-complex="normal"/>
    </style:style>
    <style:style style:name="T15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6" style:family="text">
      <style:text-properties style:font-name="Times New Roman" style:text-underline-style="none" style:font-name-complex="Times New Roman"/>
    </style:style>
    <style:style style:name="T17" style:family="text">
      <style:text-properties style:letter-kerning="tru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000000" style:font-name="Times New Roman" fo:font-size="12pt" style:font-name-asian="LucidaGrande" style:font-size-asian="12pt" style:font-name-complex="Times New Roman" style:font-size-complex="12pt"/>
    </style:style>
    <style:style style:name="T21" style:family="text">
      <style:text-properties fo:color="#000000" style:font-name="Times New Roman" fo:font-size="12pt" fo:font-style="italic" style:font-name-asian="LucidaGrande" style:font-size-asian="12pt" style:font-style-asian="italic" style:font-name-complex="Times New Roman" style:font-size-complex="12pt" style:font-style-complex="italic"/>
    </style:style>
    <style:style style:name="T22" style:family="text">
      <style:text-properties fo:color="#000000" style:font-name="Times New Roman" fo:font-size="12pt" fo:font-style="normal" style:font-name-asian="LucidaGrande" style:font-size-asian="12pt" style:font-style-asian="normal" style:font-name-complex="Times New Roman" style:font-size-complex="12pt" style:font-style-complex="normal"/>
    </style:style>
    <style:style style:name="T23" style:family="text">
      <style:text-properties fo:color="#000000" style:font-name="Times New Roman" fo:font-size="12pt" fo:font-style="normal" style:text-underline-style="none" style:font-name-asian="LucidaGrande" style:font-size-asian="12pt" style:font-style-asian="normal" style:font-name-complex="Times New Roman" style:font-size-complex="12pt" style:font-style-complex="normal"/>
    </style:style>
    <style:style style:name="T24" style:family="text">
      <style:text-properties style:use-window-font-color="true" style:font-name="Times New Roman" fo:font-size="14pt" fo:font-style="normal" style:text-underline-style="none" style:font-size-asian="14pt" style:font-style-asian="normal" style:font-name-complex="Times New Roman" style:font-style-complex="normal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hung-Shu Chen（陳鍾樞）</text:span><text:span text:style-name="T3"> <text:s text:c="32"/></text:span><text:span text:style-name="T1">E-mail: </text:span><text:a xlink:type="simple" xlink:href="mailto:gamma_chen@yahoo.com.tw"><text:span text:style-name="Internet_20_link"><text:span text:style-name="T1">gamma_chen@yahoo.com.tw</text:span></text:span></text:a></text:p>
      <text:p text:style-name="純文字"><text:span text:style-name="Internet_20_link"><text:span text:style-name="T4">Addr: No.10, Ln. 430, Ziqiang S. Rd., Zhubei City, Hsinchu County 302, Taiwan (R.O.C.)</text:span></text:span></text:p>
      <text:p text:style-name="P2">RESUME</text:p>
      <text:p text:style-name="P4">Objective</text:p>
      <text:p text:style-name="P6">LLVM compiler engineer</text:p>
      <text:p text:style-name="P4">My llvm open source work</text:p>
      <text:p text:style-name="P5"><text:span text:style-name="T1">My llvm backend book: </text:span><text:a xlink:type="simple" xlink:href="http://jonathan2251.github.com/lbd/index.html"><text:span text:style-name="Internet_20_link"><text:span text:style-name="T1">http://jonathan2251.github.com/lbd/index.html</text:span></text:span></text:a></text:p>
      <text:p text:style-name="P5"><text:span text:style-name="Internet_20_link"><text:span text:style-name="T16">My llvm toolchain book: </text:span></text:span><text:a xlink:type="simple" xlink:href="http://jonathan2251.github.com/lbd/index.html"><text:span text:style-name="Internet_20_link"><text:span text:style-name="T1">http://jonathan2251.github.com/lb</text:span></text:span></text:a><text:a xlink:type="simple" xlink:href="http://jonathan2251.github.com/lbd/index.html"><text:span text:style-name="Internet_20_link"><text:span text:style-name="T1">t</text:span></text:span></text:a><text:a xlink:type="simple" xlink:href="http://jonathan2251.github.com/lbd/index.html"><text:span text:style-name="Internet_20_link"><text:span text:style-name="T1">/index.html</text:span></text:span></text:a></text:p>
      <text:p text:style-name="P21"><text:span text:style-name="Internet_20_link"><text:span text:style-name="T24">Qualifications</text:span></text:span></text:p>
      <text:p text:style-name="P8"><text:span text:style-name="T1">1. </text:span><text:span text:style-name="T5">Clang/llvm compiler as above</text:span><text:span text:style-name="T1">.</text:span></text:p>
      <text:p text:style-name="P7">2. Major in Computer Science with MS. degree in 1999.</text:p>
      <text:p text:style-name="P3">Personal data</text:p>
      <text:p text:style-name="P7">1. Born 1/26/68, Married, 165cm, 70kg.</text:p>
      <text:p text:style-name="P7">2. Friendly, and enjoy in programming and handle product problem.</text:p>
      <text:p text:style-name="P3">Education</text:p>
      <text:p text:style-name="P7">1997-1999 Master, June 1999, National Taiwan Normal University, Taipei, Major: Computer Science</text:p>
      <text:p text:style-name="P7">1991-1994 B.S., June 1994, National Taiwan Technology University of Science and Technology, Taipei, Major: Industry Engineer</text:p>
      <text:p text:style-name="P3">Licenses</text:p>
      <text:p text:style-name="P5"><text:span text:style-name="T1">Computer Engineer license</text:span><text:span text:style-name="T17">高等考試資訊技師及格</text:span><text:span text:style-name="T1">, 1995</text:span></text:p>
      <text:p text:style-name="P3">Experience</text:p>
      <text:p text:style-name="P7">March 2013-present</text:p>
      <text:p text:style-name="P5"><text:span text:style-name="T3"><text:s text:c="5"/></text:span><text:span text:style-name="T1">Marvell llvm compiler engineer: </text:span><text:span text:style-name="T7">LLVM Optimization for ARM. </text:span></text:p>
      <text:p text:style-name="P5"><text:span text:style-name="T8"><text:s text:c="5"/></text:span><text:span text:style-name="T7">LLVM </text:span><text:span text:style-name="T7">toolchain</text:span><text:span text:style-name="T7"> book writing (lb</text:span><text:span text:style-name="T7">t</text:span><text:span text:style-name="T7">) and study. </text:span></text:p>
      <text:p text:style-name="P7">August 2012-March 2013</text:p>
      <text:p text:style-name="P5"><text:span text:style-name="T8"><text:s text:c="5"/></text:span><text:span text:style-name="T7">LLVM backend book writing (lbd) and study. </text:span></text:p>
      <text:p text:style-name="P7">September 2004-August 2012</text:p>
      <text:p text:style-name="P7"><text:tab/>Set Top Box for Digital TV Software, Motorola, more software experiences as follows,</text:p>
      <text:p text:style-name="P9">Design software and over 500 millions of Set Top Box is produced and shipping to market. Use UML (Rational Rose) to design the C++ software frame work and generate code include reverse engineering; Coding the mips cpu assembly language for software low level handling; Apply Yacc/Lex Tool to design and generate C code for the production line test code; Design the new menu/dialog of VC/MFC for the testing &amp; report generator software frame work run on windows operating system; Program VB for product data download system; Linux programming and device driver programming; clear case / git / svn software tools using; Digital Scope, Spectrum, Power meter equipments operating and signal measurement.</text:p>
      <text:p text:style-name="P7">June 1999-September 2004</text:p>
      <text:p text:style-name="P10"><text:span text:style-name="T1"><text:tab/>DTV(Proton); 802.11b(Abocom); DECT wireless phone (DBTEL); SGSN and GGSN </text:span><text:soft-page-break/><text:span text:style-name="T6">for GPRS&amp;3G(Symmetry) ; CAM(Spirox); more experiences as follows,</text:span></text:p>
      <text:p text:style-name="P11">8051 mcu, arm cpu, C++/VB program, TTCN software language which generate C++ code. 802.11b, dect wireless phone. cvs version control system deployment.</text:p>
      <text:p text:style-name="P7">December 1993-1997</text:p>
      <text:p text:style-name="P12">Programmer, Data processing center of Ministry of Finance, more experiences as follows,</text:p>
      <text:p text:style-name="P13">Cobol language run on large computer (IBM,…).</text:p>
      <text:p text:style-name="P3">Professional specialty</text:p>
      <text:p text:style-name="P7">Language: Chinese and Taiwanese fluently, English is OK</text:p>
      <text:p text:style-name="P14">Computer language:</text:p>
      <text:p text:style-name="P15"><text:span text:style-name="T1">Familiar with OOA/OOP, UML, Design Pattern, STL, </text:span><text:span text:style-name="T9">C++, VC/Window Programming, Linux device driver and Linux programming, Keil C (8051 C compiler), VB</text:span></text:p>
      <text:p text:style-name="P14">Software Tools:</text:p>
      <text:p text:style-name="P15"><text:span text:style-name="T2">Rational Rose (UML tool), </text:span><text:span text:style-name="T10">Yacc/Lex (Compiler or Language parsing tool), TTCN (protocol verify tool which generate C/C++ code), Install Shield (write windows install software package tool), SQL (data base language), Linux/gcc tool chains, </text:span><text:span text:style-name="T2">Code Warrior IDE compiler, clear case/git/svn/cvs software version control system tool</text:span></text:p>
      <text:p text:style-name="P14">Equipments:</text:p>
      <text:p text:style-name="P16">Digital Scope, Spectrum, Power meter equipments operate.</text:p>
      <text:p text:style-name="P14">Special skill:</text:p>
      <text:p text:style-name="P15"><text:span text:style-name="T5">Clang/llvm compiler,</text:span><text:span text:style-name="T1"> Linux Driver, USB, FAT files system, DTV, DECT, 802.11b, JPEG coding, Sorting Algorithm, mips arm7 cpu, 8051 mcu.</text:span></text:p>
      <text:p text:style-name="P18"><text:span text:style-name="Internet_20_link"><text:span text:style-name="T16">Reference:</text:span></text:span></text:p>
      <text:p text:style-name="P4"><text:span text:style-name="Internet_20_link"><text:span text:style-name="T19"><text:tab/>My profile: </text:span></text:span><text:a xlink:type="simple" xlink:href="http://jonathan2251.github.io/web/index.html"><text:span text:style-name="Internet_20_link"><text:span text:style-name="T18">http://jonathan2251.github.io/web/index.html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細明體" svg:font-family="細明體, MingLiU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純文字" style:family="paragraph" style:parent-style-name="Standard">
      <style:text-properties style:font-name="細明體" style:font-name-asian="細明體" style:font-name-complex="細明體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預設段落字型" style:family="text"/>
    <style:style style:name="Page_20_Number" style:display-name="Page Number" style:family="text" style:parent-style-name="預設段落字型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75cm" fo:margin-left="2.034cm" fo:margin-right="2.034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8.789cm" svg:y="0.002cm" svg:width="0.155cm" svg:height="0.369cm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eter Chen（陳鍾樞）</dc:title>
    <meta:initial-creator>Peter</meta:initial-creator>
    <meta:creation-date>2012-08-17T13:51:00</meta:creation-date>
    <dc:date>2015-08-23T17:24:54</dc:date>
    <meta:editing-cycles>25</meta:editing-cycles>
    <meta:editing-duration>PT1H27M16S</meta:editing-duration>
    <meta:generator>OpenOffice.org/3.3$Unix OpenOffice.org_project/330m20$Build-9567</meta:generator>
    <dc:creator>Chung-Shu Chen</dc:creator>
    <meta:document-statistic meta:table-count="0" meta:image-count="0" meta:object-count="0" meta:page-count="2" meta:paragraph-count="47" meta:word-count="448" meta:character-count="3209"/>
  </office:meta>
</office:document-meta>
</file>